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96cm" fo:margin-left="5.382cm" table:align="left"/>
    </style:style>
    <style:style style:name="Table1.A" style:family="table-column">
      <style:table-column-properties style:column-width="8.096cm"/>
    </style:style>
    <style:style style:name="Table1.1" style:family="table-row">
      <style:table-row-properties style:min-row-height="1.40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376cm"/>
    </style:style>
    <style:style style:name="Table1.13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1a724f" officeooo:paragraph-rsid="001a724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1c2c84" officeooo:paragraph-rsid="001c2c84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</style:style>
    <style:style style:name="T1" style:family="text">
      <style:text-properties fo:font-size="18pt" officeooo:rsid="001a724f" style:font-size-asian="18pt" style:font-size-complex="18pt"/>
    </style:style>
    <style:style style:name="T2" style:family="text">
      <style:text-properties fo:font-size="18pt" officeooo:rsid="001c2c84" style:font-size-asian="18pt" style:font-size-complex="18pt"/>
    </style:style>
    <style:style style:name="T3" style:family="text">
      <style:text-properties officeooo:rsid="001c2c8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-33% 58%"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frame text:anchor-type="paragraph" draw:z-index="0" draw:name="Shape1" draw:style-name="gr1" draw:text-style-name="P5" svg:width="3.652cm" svg:height="0.662cm" svg:x="-3.563cm" svg:y="-0.552cm"><draw:text-box><text:p><text:span text:style-name="T4"><text:s/></text:span><text:span text:style-name="T4">0x7fffffffdef8</text:span></text:p></draw:text-box></draw:frame><draw:frame text:anchor-type="paragraph" draw:z-index="1" draw:name="Shape1" draw:style-name="gr1" draw:text-style-name="P5" svg:width="3.652cm" svg:height="0.662cm" svg:x="-3.51cm" svg:y="17.413cm"><draw:text-box><text:p><text:span text:style-name="T4"><text:s/></text:span><text:span text:style-name="T4">0x7fffffffdec4</text:span></text:p></draw:text-box></draw:frame><draw:frame text:anchor-type="paragraph" draw:z-index="2" draw:name="Shape1" draw:style-name="gr1" draw:text-style-name="P5" svg:width="3.652cm" svg:height="0.662cm" svg:x="-3.537cm" svg:y="16.143cm"><draw:text-box><text:p><text:span text:style-name="T4"><text:s/></text:span><text:span text:style-name="T4">0x7fffffffdec8</text:span></text:p></draw:text-box></draw:frame><draw:frame text:anchor-type="paragraph" draw:z-index="3" draw:name="Shape1" draw:style-name="gr1" draw:text-style-name="P5" svg:width="3.652cm" svg:height="0.662cm" svg:x="-3.484cm" svg:y="14.714cm"><draw:text-box><text:p><text:span text:style-name="T4"><text:s/></text:span><text:span text:style-name="T4">0x7fffffffdecc</text:span></text:p></draw:text-box></draw:frame><draw:frame text:anchor-type="paragraph" draw:z-index="4" draw:name="Shape1" draw:style-name="gr1" draw:text-style-name="P5" svg:width="3.652cm" svg:height="0.662cm" svg:x="-3.404cm" svg:y="13.312cm"><draw:text-box><text:p><text:span text:style-name="T4"><text:s/></text:span><text:span text:style-name="T4">0x7ff</text:span><text:span text:style-name="T4">fffffd</text:span><text:span text:style-name="T4">ed0</text:span></text:p></draw:text-box></draw:frame><draw:frame text:anchor-type="paragraph" draw:z-index="5" draw:name="Shape1" draw:style-name="gr1" draw:text-style-name="P5" svg:width="3.652cm" svg:height="0.662cm" svg:x="-3.404cm" svg:y="11.989cm"><draw:text-box><text:p><text:span text:style-name="T4"><text:s/></text:span><text:span text:style-name="T4">0x7fffffffded4</text:span></text:p></draw:text-box></draw:frame><draw:frame text:anchor-type="paragraph" draw:z-index="6" draw:name="Shape1" draw:style-name="gr1" draw:text-style-name="P5" svg:width="3.652cm" svg:height="0.662cm" svg:x="-3.457cm" svg:y="10.613cm"><draw:text-box><text:p><text:span text:style-name="T4"><text:s/></text:span><text:span text:style-name="T4">0x7ff</text:span><text:span text:style-name="T4">fffffd</text:span><text:span text:style-name="T4">ed8</text:span></text:p></draw:text-box></draw:frame><draw:frame text:anchor-type="paragraph" draw:z-index="7" draw:name="Shape1" draw:style-name="gr1" draw:text-style-name="P5" svg:width="3.652cm" svg:height="0.662cm" svg:x="-3.484cm" svg:y="7.756cm"><draw:text-box><text:p><text:span text:style-name="T4"><text:s/></text:span><text:span text:style-name="T4">0x7fffffffdee0 </text:span></text:p></draw:text-box></draw:frame><draw:frame text:anchor-type="paragraph" draw:z-index="8" draw:name="Shape1" draw:style-name="gr1" draw:text-style-name="P5" svg:width="3.652cm" svg:height="0.662cm" svg:x="-3.59cm" svg:y="6.406cm"><draw:text-box><text:p><text:span text:style-name="T4"><text:s/></text:span><text:span text:style-name="T4">0</text:span><text:span text:style-name="T4">x</text:span><text:span text:style-name="T4">7</text:span><text:span text:style-name="T4">f</text:span><text:span text:style-name="T4">f</text:span><text:span text:style-name="T4">f</text:span><text:span text:style-name="T4">f</text:span><text:span text:style-name="T4">f</text:span><text:span text:style-name="T4">f</text:span><text:span text:style-name="T4">f</text:span><text:span text:style-name="T4">d</text:span><text:span text:style-name="T4">e</text:span><text:span text:style-name="T4">e</text:span><text:span text:style-name="T4">4</text:span></text:p></draw:text-box></draw:frame><draw:frame text:anchor-type="paragraph" draw:z-index="9" draw:name="Shape1" draw:style-name="gr1" draw:text-style-name="P5" svg:width="3.652cm" svg:height="0.662cm" svg:x="-3.457cm" svg:y="4.978cm"><draw:text-box><text:p><text:span text:style-name="T4"><text:s/></text:span><text:span text:style-name="T4">0x7fffffffdee8</text:span></text:p></draw:text-box></draw:frame><draw:frame text:anchor-type="paragraph" draw:z-index="10" draw:name="Shape1" draw:style-name="gr1" draw:text-style-name="P5" svg:width="3.652cm" svg:height="0.662cm" svg:x="-3.59cm" svg:y="3.602cm"><draw:text-box><text:p><text:span text:style-name="T4"><text:s/></text:span><text:span text:style-name="T4">0x7fffffffdeec</text:span></text:p></draw:text-box></draw:frame><draw:frame text:anchor-type="paragraph" draw:z-index="11" draw:name="Shape1" draw:style-name="gr1" draw:text-style-name="P5" svg:width="3.652cm" svg:height="0.662cm" svg:x="-3.51cm" svg:y="2.2cm"><draw:text-box><text:p><text:span text:style-name="T4"><text:s/></text:span><text:span text:style-name="T4">0x7fffffffdefo</text:span></text:p></draw:text-box></draw:frame><draw:frame text:anchor-type="paragraph" draw:z-index="12" draw:name="Shape1" draw:style-name="gr1" draw:text-style-name="P5" svg:width="3.652cm" svg:height="0.662cm" svg:x="-3.537cm" svg:y="0.771cm"><draw:text-box><text:p><text:span text:style-name="T4"><text:s/></text:span><text:span text:style-name="T4">0x7fffffffdef4</text:span></text:p></draw:text-box></draw:frame><draw:frame text:anchor-type="paragraph" draw:z-index="13" draw:name="Shape1" draw:style-name="gr2" draw:text-style-name="P5" svg:width="4.049cm" svg:height="1.301cm" svg:x="-4.225cm" svg:y="23.022cm"><draw:text-box><text:p><text:span text:style-name="T4">0x5555555551</text:span><text:span text:style-name="T4">a0</text:span></text:p></draw:text-box></draw:frame><draw:frame text:anchor-type="paragraph" draw:z-index="14" draw:name="Shape1" draw:style-name="gr1" draw:text-style-name="P5" svg:width="3.652cm" svg:height="0.662cm" svg:x="-3.59cm" svg:y="18.789cm"><draw:text-box><text:p><text:span text:style-name="T4"><text:s/></text:span><text:span text:style-name="T4">0x7fffffffdec0</text:span></text:p></draw:text-box></draw:frame><draw:frame text:anchor-type="paragraph" draw:z-index="15" draw:name="Shape1" draw:style-name="gr1" draw:text-style-name="P5" svg:width="3.652cm" svg:height="0.662cm" svg:x="-3.537cm" svg:y="20.165cm"><draw:text-box><text:p><text:span text:style-name="T4"><text:s/></text:span><text:span text:style-name="T4">0</text:span><text:span text:style-name="T4">x</text:span><text:span text:style-name="T4">7</text:span><text:span text:style-name="T4">f</text:span><text:span text:style-name="T4">f</text:span><text:span text:style-name="T4">f</text:span><text:span text:style-name="T4">f</text:span><text:span text:style-name="T4">f</text:span><text:span text:style-name="T4">f</text:span><text:span text:style-name="T4">f</text:span><text:span text:style-name="T4">d</text:span><text:span text:style-name="T4">e</text:span><text:span text:style-name="T4">b</text:span><text:span text:style-name="T4">c</text:span></text:p></draw:text-box></draw:frame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100</text:p>
          </table:table-cell>
        </table:table-row>
        <table:table-row table:style-name="Table1.6">
          <table:table-cell table:style-name="Table1.A2" office:value-type="string">
            <text:p text:style-name="P4"><draw:frame text:anchor-type="paragraph" draw:z-index="30" draw:name="Shape1" draw:style-name="gr1" draw:text-style-name="P5" svg:width="3.652cm" svg:height="0.662cm" svg:x="-3.801cm" svg:y="2.305cm"><draw:text-box><text:p><text:span text:style-name="T4"><text:s/></text:span><text:span text:style-name="T4">0x7fffffffdedc</text:span></text:p></draw:text-box></draw:frame>100</text:p>
          </table:table-cell>
        </table:table-row>
        <table:table-row table:style-name="Table1.1">
          <table:table-cell table:style-name="Table1.A2" office:value-type="string">
            <text:p text:style-name="P3"><draw:frame text:anchor-type="paragraph" draw:z-index="16" draw:name="Shape2" draw:style-name="gr3" draw:text-style-name="P7" svg:width="4.71cm" svg:height="1.403cm" svg:x="-0.362cm" svg:y="0.665cm"><draw:text-box><text:p text:style-name="P6"><text:span text:style-name="T5">rbp</text:span><text:span text:style-name="T6">0</text:span></text:p></draw:text-box></draw:frame><draw:line text:anchor-type="paragraph" draw:z-index="17" draw:name="Shape3" draw:style-name="gr4" draw:text-style-name="P6" svg:x1="-3.801cm" svg:y1="0.956cm" svg:x2="-0.123cm" svg:y2="0.93cm"><text:p/></draw:line><draw:line text:anchor-type="paragraph" draw:z-index="18" draw:name="Shape3" draw:style-name="gr4" draw:text-style-name="P6" svg:x1="-3.828cm" svg:y1="11.486cm" svg:x2="-0.15cm" svg:y2="11.46cm"><text:p/></draw:line><draw:line text:anchor-type="paragraph" draw:z-index="19" draw:name="Shape3" draw:style-name="gr4" draw:text-style-name="P6" svg:x1="-3.722cm" svg:y1="3.231cm" svg:x2="-0.044cm" svg:y2="3.205cm"><text:p/></draw:line><draw:line text:anchor-type="paragraph" draw:z-index="20" draw:name="Shape3" draw:style-name="gr4" draw:text-style-name="P6" svg:x1="10.566cm" svg:y1="3.258cm" svg:x2="8.052cm" svg:y2="3.258cm"><text:p/></draw:line><draw:frame text:anchor-type="paragraph" draw:z-index="21" draw:name="Shape4" draw:style-name="gr5" draw:text-style-name="P8" svg:width="1.297cm" svg:height="0.883cm" svg:x="-4.886cm" svg:y="0.533cm"><draw:text-box><text:p><text:span text:style-name="T7">rsp</text:span><text:span text:style-name="T8">0</text:span></text:p></draw:text-box></draw:frame><draw:frame text:anchor-type="paragraph" draw:z-index="22" draw:name="Shape4" draw:style-name="gr5" draw:text-style-name="P8" svg:width="1.297cm" svg:height="0.883cm" svg:x="-5.071cm" svg:y="2.729cm"><draw:text-box><text:p><text:span text:style-name="T7">r</text:span><text:span text:style-name="T7">s</text:span><text:span text:style-name="T7">p</text:span><text:span text:style-name="T8">1</text:span></text:p></draw:text-box></draw:frame><draw:line text:anchor-type="paragraph" draw:z-index="29" draw:name="Shape9" draw:style-name="gr8" draw:text-style-name="P6" svg:x1="1.199cm" svg:y1="1.935cm" svg:x2="2.495cm" svg:y2="0.533cm"><text:p/></draw:line><draw:line text:anchor-type="paragraph" draw:z-index="32" draw:name="Shape11" draw:style-name="gr4" draw:text-style-name="P6" svg:x1="9.296cm" svg:y1="0.506cm" svg:x2="8.052cm" svg:y2="0.506cm"><text:p/></draw:line><draw:line text:anchor-type="paragraph" draw:z-index="33" draw:name="Shape12" draw:style-name="gr9" draw:text-style-name="P6" svg:x1="9.296cm" svg:y1="0.506cm" svg:x2="9.296cm" svg:y2="2.014cm"><text:p/></draw:line><draw:frame text:anchor-type="paragraph" draw:z-index="36" draw:name="Shape15" draw:style-name="gr10" draw:text-style-name="P11" svg:width="1.747cm" svg:height="1.463cm" svg:x="10.592cm" svg:y="0.612cm"><draw:text-box><text:p>Stack Smashing </text:p><text:p>occured</text:p></draw:text-box></draw:frame>100</text:p>
          </table:table-cell>
        </table:table-row>
        <table:table-row table:style-name="Table1.1">
          <table:table-cell table:style-name="Table1.A2" office:value-type="string">
            <text:p text:style-name="P2"><draw:line text:anchor-type="paragraph" draw:z-index="34" draw:name="Shape13" draw:style-name="gr4" draw:text-style-name="P6" svg:x1="9.296cm" svg:y1="0.612cm" svg:x2="8.026cm" svg:y2="0.612cm"><text:p/></draw:line><draw:line text:anchor-type="paragraph" draw:z-index="35" draw:name="Shape14" draw:style-name="gr9" draw:text-style-name="P6" svg:x1="9.296cm" svg:y1="-0.182cm" svg:x2="10.196cm" svg:y2="-0.182cm"><text:p/></draw:line><text:s/><text:span text:style-name="T1">100</text:span></text:p>
          </table:table-cell>
        </table:table-row>
        <table:table-row table:style-name="Table1.1">
          <table:table-cell table:style-name="Table1.A2" office:value-type="string">
            <text:p text:style-name="P3"><draw:frame text:anchor-type="paragraph" draw:z-index="23" draw:name="Shape4" draw:style-name="gr5" draw:text-style-name="P8" svg:width="1.297cm" svg:height="0.883cm" svg:x="-5.203cm" svg:y="8.126cm"><draw:text-box><text:p><text:span text:style-name="T7">rsp</text:span><text:span text:style-name="T8">2</text:span></text:p></draw:text-box></draw:frame><draw:line text:anchor-type="paragraph" draw:z-index="37" draw:name="Shape3" draw:style-name="gr4" draw:text-style-name="P6" svg:x1="10.566cm" svg:y1="11.698cm" svg:x2="8.052cm" svg:y2="11.698cm"><text:p/></draw:line><draw:frame text:anchor-type="paragraph" draw:z-index="38" draw:name="Shape4" draw:style-name="gr5" draw:text-style-name="P8" svg:width="1.297cm" svg:height="0.883cm" svg:x="10.804cm" svg:y="11.142cm"><draw:text-box><text:p><text:span text:style-name="T7">rbp</text:span><text:span text:style-name="T8">0</text:span></text:p></draw:text-box></draw:frame>100</text:p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26" draw:name="Shape6" draw:style-name="gr7" draw:text-style-name="P6" svg:x1="1.067cm" svg:y1="0.824cm" svg:x2="2.337cm" svg:y2="-0.023cm"><text:p/></draw:line>30 <text:s text:c="2"/>100 <text:span text:style-name="T3">(rbp-0x14)</text:span></text:p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27" draw:name="Shape7" draw:style-name="gr7" draw:text-style-name="P6" svg:x1="1.252cm" svg:y1="0.665cm" svg:x2="2.337cm" svg:y2="0.083cm"><text:p/></draw:line>20 <text:s text:c="2"/>100<text:span text:style-name="T3">(rbp-0x10)</text:span></text:p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28" draw:name="Shape8" draw:style-name="gr7" draw:text-style-name="P6" svg:x1="1.464cm" svg:y1="0.824cm" svg:x2="2.496cm" svg:y2="-0.049cm"><text:p/></draw:line>10 <text:s text:c="2"/>100<text:span text:style-name="T3">(rbp-0xc)</text:span></text:p>
          </table:table-cell>
        </table:table-row>
        <table:table-row table:style-name="Table1.13">
          <table:table-cell table:style-name="Table1.A2" office:value-type="string">
            <text:p text:style-name="P3"><draw:line text:anchor-type="paragraph" draw:z-index="31" draw:name="Shape10" draw:style-name="gr8" draw:text-style-name="P6" svg:x1="1.596cm" svg:y1="0.903cm" svg:x2="2.681cm" svg:y2="0.03cm"><text:p/></draw:line>0 <text:s text:c="4"/><text:span text:style-name="T3">8(rbp-0x8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<draw:frame text:anchor-type="paragraph" draw:z-index="24" draw:name="Shape4" draw:style-name="gr5" draw:text-style-name="P8" svg:width="1.297cm" svg:height="0.883cm" svg:x="10.804cm" svg:y="-8.251cm"><draw:text-box><text:p><text:span text:style-name="T7">r</text:span><text:span text:style-name="T7">b</text:span><text:span text:style-name="T7">p</text:span><text:span text:style-name="T8">1</text:span></text:p></draw:text-box></draw:frame></text:p>
          </table:table-cell>
        </table:table-row>
        <table:table-row table:style-name="Table1.1">
          <table:table-cell table:style-name="Table1.A2" office:value-type="string">
            <text:p text:style-name="P1"><draw:frame text:anchor-type="paragraph" draw:z-index="25" draw:name="Shape5" draw:style-name="gr6" draw:text-style-name="P10" svg:width="2.356cm" svg:height="2.112cm" svg:x="-2.822cm" svg:y="-0.076cm"><draw:text-box><text:p text:style-name="P9"><text:span text:style-name="T9">.</text:span></text:p><text:p text:style-name="P9"><text:span text:style-name="T9">.</text:span></text:p><text:p text:style-name="P9"><text:span text:style-name="T9">.</text:span></text:p><text:p text:style-name="P9"><text:span text:style-name="T9">.</text:span></text:p></draw:text-box></draw:frame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21:28.672125273</meta:creation-date>
    <dc:date>2020-05-19T10:35:15.898780644</dc:date>
    <meta:editing-duration>PT2M25S</meta:editing-duration>
    <meta:editing-cycles>1</meta:editing-cycles>
    <meta:document-statistic meta:table-count="1" meta:image-count="0" meta:object-count="0" meta:page-count="2" meta:paragraph-count="9" meta:word-count="14" meta:character-count="86" meta:non-whitespace-character-count="70"/>
    <meta:generator>LibreOffice/6.2.8.2$Linux_X86_64 LibreOffice_project/20$Build-2</meta:generator>
  </office:meta>
</office:document-meta>
</file>